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CC886979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333366" draw:textarea-horizontal-align="justify" draw:textarea-vertical-align="middle" draw:auto-grow-height="false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Vintage-subtitle">
      <style:graphic-properties draw:fill-color="#ffffff" draw:auto-grow-height="true" fo:min-height="14.22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draw:auto-grow-height="true" fo:min-height="3.067cm"/>
    </style:style>
    <style:style style:name="pr4" style:family="presentation" style:parent-style-name="Vintage-subtitle">
      <style:graphic-properties draw:fill-color="#ffffff" draw:auto-grow-height="true" fo:min-height="12.179cm"/>
    </style:style>
    <style:style style:name="pr5" style:family="presentation" style:parent-style-name="Vintage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T1" style:family="text">
      <style:text-properties fo:font-size="18pt"/>
    </style:style>
    <style:style style:name="T2" style:family="text">
      <style:text-properties fo:font-size="32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32">
        <draw:frame presentation:style-name="pr1" draw:layer="layout" svg:width="22.5cm" svg:height="14.22cm" svg:x="1.4cm" svg:y="0.8cm" presentation:class="subtitle" presentation:user-transformed="true">
          <draw:text-box>
            <text:p>Scratch spelletj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0">
        <draw:frame presentation:style-name="pr3" draw:layer="layout" svg:width="22.5cm" svg:height="3.067cm" svg:x="1.4cm" svg:y="0.8cm" presentation:class="title">
          <draw:text-box>
            <text:p>Doel</text:p>
          </draw:text-box>
        </draw:frame>
        <draw:frame presentation:style-name="pr4" draw:layer="layout" svg:width="25.2cm" svg:height="12.179cm" svg:x="1.4cm" svg:y="5.066cm" presentation:class="subtitle">
          <draw:text-box>
            <text:p>“Ik weet wat variabelen zijn”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3T1">
        <draw:frame presentation:style-name="pr3" draw:layer="layout" svg:width="22.5cm" svg:height="3.067cm" svg:x="1.4cm" svg:y="0.8cm" presentation:class="title">
          <draw:text-box>
            <text:p>Plann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Wat hebben we vorige keer gedaan?</text:p>
              </text:list-item>
              <text:list-item>
                <text:p>Woordspin</text:p>
              </text:list-item>
              <text:list-item>
                <text:p>Discussie</text:p>
              </text:list-item>
              <text:list-item>
                <text:p>Uitleg Spel</text:p>
              </text:list-item>
              <text:list-item>
                <text:p>Aan de sla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32">
        <draw:frame presentation:style-name="pr1" draw:layer="layout" svg:width="22.5cm" svg:height="14.22cm" svg:x="1.4cm" svg:y="0.8cm" presentation:class="subtitle">
          <draw:text-box>
            <text:p>Wat hebben we vorige keer gedaan?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4T19">
        <draw:frame presentation:style-name="pr3" draw:layer="layout" svg:width="22.5cm" svg:height="3.067cm" svg:x="1.4cm" svg:y="0.8cm" presentation:class="title">
          <draw:text-box>
            <text:p>Woordspin</text:p>
          </draw:text-box>
        </draw:frame>
        <draw:custom-shape draw:style-name="gr2" draw:text-style-name="P2" draw:layer="layout" svg:width="7cm" svg:height="3.2cm" svg:x="11cm" svg:y="10.2cm">
          <text:p text:style-name="P1"><text:span text:style-name="T1">Gam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cm" svg:height="2.8cm" svg:x="18.8cm" svg:y="7cm">
          <text:p text:style-name="P1"><text:span text:style-name="T1">“</text:span><text:span text:style-name="T1">Als” state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8cm" svg:height="3.2cm" svg:x="18cm" svg:y="15.6cm">
          <text:p text:style-name="P1"><text:span text:style-name="T1">Variabe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cm" svg:height="3.6cm" svg:x="4cm" svg:y="13.6cm">
          <text:p text:style-name="P1"><text:span text:style-name="T1">willek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6cm" svg:height="3.2cm" svg:x="5.4cm" svg:y="6.4cm">
          <text:p text:style-name="P1"><text:span text:style-name="T1">Leeftijdsbegren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2cm" svg:y1="10.8cm" svg:x2="19.6cm" svg:y2="9.2cm">
          <text:p/>
        </draw:line>
        <draw:line draw:style-name="gr4" draw:text-style-name="P1" draw:layer="layout" svg:x1="16.8cm" svg:y1="13cm" svg:x2="19.4cm" svg:y2="16cm">
          <text:p/>
        </draw:line>
        <draw:line draw:style-name="gr4" draw:text-style-name="P1" draw:layer="layout" svg:x1="11.6cm" svg:y1="12.6cm" svg:x2="9.8cm" svg:y2="14.2cm">
          <text:p/>
        </draw:line>
        <draw:line draw:style-name="gr4" draw:text-style-name="P1" draw:layer="layout" svg:x1="11.8cm" svg:y1="10.8cm" svg:x2="10cm" svg:y2="9.6cm">
          <text:p/>
        </draw:lin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32">
        <draw:frame presentation:style-name="pr1" draw:text-style-name="P4" draw:layer="layout" svg:width="22.5cm" svg:height="14.22cm" svg:x="1.4cm" svg:y="0.8cm" presentation:class="subtitle">
          <draw:text-box>
            <text:p><text:span text:style-name="T2">Discussie:</text:span></text:p>
            <text:p><text:span text:style-name="T2"/></text:p>
            <text:p><text:span text:style-name="T2">Wat vinden jullie van leeftijds begrensing op games?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32">
        <draw:frame presentation:style-name="pr1" draw:layer="layout" svg:width="22.5cm" svg:height="14.22cm" svg:x="1.4cm" svg:y="0.8cm" presentation:class="subtitle">
          <draw:text-box>
            <text:p>Opdracht:</text:p>
            <text:p/>
            <text:p>Ik verdeel de groep in twee kampen.</text:p>
            <text:p/>
            <text:p><text:span text:style-name="T3">Stelling: Ik kan zelf wel beslissen welk spel ik wil spelen!</text:span></text:p>
            <text:p/>
            <text:p>Groep 1: je bent het er mee eens</text:p>
            <text:p>Groep 2: je bent het er niet mee eens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32">
        <draw:frame presentation:style-name="pr1" draw:text-style-name="P4" draw:layer="layout" svg:width="22.5cm" svg:height="14.22cm" svg:x="1.4cm" svg:y="0.8cm" presentation:class="subtitle">
          <draw:text-box>
            <text:p><text:span text:style-name="T2">Uitleg spel:</text:span></text:p>
            <text:p><text:span text:style-name="T2"/></text:p>
            <text:p><text:span text:style-name="T2">Als statements en variabelen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32">
        <draw:frame presentation:style-name="pr1" draw:layer="layout" svg:width="22.5cm" svg:height="14.22cm" svg:x="1.4cm" svg:y="0.8cm" presentation:class="subtitle" presentation:user-transformed="true">
          <draw:text-box>
            <text:p/>
            <text:p/>
            <text:p/>
            <text:p/>
            <text:p/>
            <text:p/>
            <text:p><text:s text:c="7"/>Aan de slag!!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CC886979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leepruim </meta:initial-creator>
    <meta:creation-date>2016-02-29T16:08:59.809506926</meta:creation-date>
    <dc:date>2016-03-14T17:42:56.222015063</dc:date>
    <dc:creator>sleepruim </dc:creator>
    <meta:editing-duration>PT5M26S</meta:editing-duration>
    <meta:editing-cycles>2</meta:editing-cycles>
    <meta:generator>LibreOffice/4.2.8.2$Linux_X86_64 LibreOffice_project/420m0$Build-2</meta:generator>
    <meta:document-statistic meta:object-count="71"/>
  </office:meta>
</office:document-meta>
</file>